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1" svg:font-family="Inconsolata" style:font-pitch="fixed"/>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style:font-size-asian="11pt" style:font-size-complex="11pt"/>
    </style:style>
    <style:style style:name="P2" style:family="paragraph" style:parent-style-name="Project_20_Subheading">
      <style:paragraph-properties fo:line-height="150%"/>
      <style:text-properties fo:font-size="14pt" style:font-size-asian="12.25pt" style:font-size-complex="14pt"/>
    </style:style>
    <style:style style:name="P3" style:family="paragraph" style:parent-style-name="Project_20_Subheading">
      <style:paragraph-properties fo:line-height="150%"/>
    </style:style>
    <style:style style:name="P4" style:family="paragraph" style:parent-style-name="Project_20_Subheading">
      <style:text-properties officeooo:paragraph-rsid="00384f88"/>
    </style:style>
    <style:style style:name="P5" style:family="paragraph" style:parent-style-name="Project_20_Subheading">
      <style:text-properties officeooo:paragraph-rsid="0038e762"/>
    </style:style>
    <style:style style:name="P6" style:family="paragraph" style:parent-style-name="Project_20_Heading">
      <style:paragraph-properties fo:line-height="150%"/>
    </style:style>
    <style:style style:name="P7" style:family="paragraph" style:parent-style-name="Project_20_Heading">
      <style:paragraph-properties fo:line-height="150%"/>
      <style:text-properties fo:font-size="16pt" style:font-size-asian="14pt" style:font-size-complex="16pt"/>
    </style:style>
    <style:style style:name="P8" style:family="paragraph" style:parent-style-name="Project_20_Body">
      <style:paragraph-properties fo:line-height="150%"/>
    </style:style>
    <style:style style:name="P9" style:family="paragraph" style:parent-style-name="Project_20_Body">
      <style:text-properties style:font-name="Inconsolata1" fo:font-weight="bold" officeooo:rsid="003556c3" officeooo:paragraph-rsid="003556c3" style:font-weight-asian="bold" style:font-weight-complex="bold"/>
    </style:style>
    <style:style style:name="P10" style:family="paragraph" style:parent-style-name="Project_20_Body">
      <style:text-properties style:font-name="Inconsolata1" fo:font-style="normal" fo:font-weight="normal" officeooo:rsid="00444500" officeooo:paragraph-rsid="00444500" style:font-style-asian="normal" style:font-weight-asian="normal" style:font-style-complex="normal" style:font-weight-complex="normal"/>
    </style:style>
    <style:style style:name="P11" style:family="paragraph" style:parent-style-name="Project_20_Body">
      <style:paragraph-properties fo:margin-left="0cm" fo:margin-right="0cm" fo:line-height="150%" fo:text-indent="-0.635cm" style:auto-text-indent="false"/>
      <style:text-properties fo:font-size="12pt" style:font-size-asian="10.5pt" style:font-size-complex="12pt"/>
    </style:style>
    <style:style style:name="P12" style:family="paragraph" style:parent-style-name="Project_20_Code">
      <style:text-properties fo:font-style="normal" officeooo:rsid="00384f88" officeooo:paragraph-rsid="00384f88" style:font-style-asian="normal" style:font-style-complex="normal"/>
    </style:style>
    <style:style style:name="P13" style:family="paragraph" style:parent-style-name="Project_20_Code">
      <style:text-properties fo:font-style="normal" officeooo:rsid="003bcaa8" officeooo:paragraph-rsid="003bcaa8" style:font-style-asian="normal" style:font-style-complex="normal"/>
    </style:style>
    <style:style style:name="P14" style:family="paragraph" style:parent-style-name="Project_20_Code">
      <style:text-properties fo:font-style="normal" officeooo:rsid="003cfc6c" officeooo:paragraph-rsid="003cfc6c" style:font-style-asian="normal" style:font-style-complex="normal"/>
    </style:style>
    <style:style style:name="P15" style:family="paragraph" style:parent-style-name="Project_20_Code">
      <style:text-properties fo:font-style="normal" officeooo:rsid="003eb5a7" officeooo:paragraph-rsid="003eb5a7" style:font-style-asian="normal" style:font-style-complex="normal"/>
    </style:style>
    <style:style style:name="P16" style:family="paragraph" style:parent-style-name="Project_20_Code">
      <style:text-properties fo:font-style="normal" officeooo:rsid="004102c4" officeooo:paragraph-rsid="004102c4" style:font-style-asian="normal" style:font-style-complex="normal"/>
    </style:style>
    <style:style style:name="P17" style:family="paragraph" style:parent-style-name="Project_20_Code">
      <style:text-properties fo:font-style="normal" fo:font-weight="normal" officeooo:rsid="0042901a" officeooo:paragraph-rsid="0042901a" style:font-style-asian="normal" style:font-weight-asian="normal" style:font-style-complex="normal" style:font-weight-complex="normal"/>
    </style:style>
    <style:style style:name="P18" style:family="paragraph" style:parent-style-name="Project_20_Code">
      <style:text-properties fo:font-style="normal" fo:font-weight="normal" officeooo:rsid="0043d6b7" officeooo:paragraph-rsid="0043d6b7" style:font-style-asian="normal" style:font-weight-asian="normal" style:font-style-complex="normal" style:font-weight-complex="normal"/>
    </style:style>
    <style:style style:name="P19" style:family="paragraph" style:parent-style-name="Project_20_Code">
      <style:text-properties fo:font-style="italic" fo:font-weight="bold" officeooo:rsid="00384f88" officeooo:paragraph-rsid="00384f88" style:font-style-asian="italic" style:font-weight-asian="bold" style:font-style-complex="italic" style:font-weight-complex="bold"/>
    </style:style>
    <style:style style:name="P20" style:family="paragraph" style:parent-style-name="Project_20_Code">
      <style:text-properties officeooo:paragraph-rsid="0038e762"/>
    </style:style>
    <style:style style:name="P21" style:family="paragraph" style:parent-style-name="Project_20_Code">
      <style:text-properties officeooo:rsid="0038e762" officeooo:paragraph-rsid="0038e762"/>
    </style:style>
    <style:style style:name="P22" style:family="paragraph" style:parent-style-name="Project_20_Code">
      <style:text-properties fo:font-weight="bold" officeooo:rsid="00384f88" officeooo:paragraph-rsid="00384f88" style:font-weight-asian="bold" style:font-weight-complex="bold"/>
    </style:style>
    <style:style style:name="P23" style:family="paragraph" style:parent-style-name="Project_20_Code">
      <style:text-properties fo:font-weight="bold" officeooo:paragraph-rsid="00384f88" style:font-weight-asian="bold" style:font-weight-complex="bold"/>
    </style:style>
    <style:style style:name="P24" style:family="paragraph" style:parent-style-name="Project_20_Code">
      <style:text-properties fo:font-weight="bold" officeooo:rsid="0038e762" officeooo:paragraph-rsid="0038e762" style:font-weight-asian="bold" style:font-weight-complex="bold"/>
    </style:style>
    <style:style style:name="P25" style:family="paragraph" style:parent-style-name="Project_20_Code">
      <style:text-properties fo:font-weight="bold" officeooo:rsid="00367c7f" officeooo:paragraph-rsid="00367c7f" style:font-weight-asian="bold" style:font-weight-complex="bold"/>
    </style:style>
    <style:style style:name="P26" style:family="paragraph" style:parent-style-name="Project_20_Code">
      <style:paragraph-properties fo:margin-left="1.251cm" fo:margin-right="0cm" fo:text-indent="0cm" style:auto-text-indent="false"/>
      <style:text-properties fo:font-style="normal" officeooo:rsid="00384f88" officeooo:paragraph-rsid="00384f88" style:font-style-asian="normal" style:font-style-complex="normal"/>
    </style:style>
    <style:style style:name="P27" style:family="paragraph" style:parent-style-name="Project_20_Code">
      <style:paragraph-properties fo:margin-left="1.251cm" fo:margin-right="0cm" fo:text-indent="0cm" style:auto-text-indent="false"/>
      <style:text-properties fo:font-style="normal" officeooo:rsid="00367c7f" officeooo:paragraph-rsid="00367c7f" style:font-style-asian="normal" style:font-style-complex="normal"/>
    </style:style>
    <style:style style:name="P28" style:family="paragraph" style:parent-style-name="Project_20_Code">
      <style:paragraph-properties fo:margin-left="1.251cm" fo:margin-right="0cm" fo:text-indent="0cm" style:auto-text-indent="false"/>
      <style:text-properties officeooo:rsid="00384f88" officeooo:paragraph-rsid="00384f88"/>
    </style:style>
    <style:style style:name="P29" style:family="paragraph" style:parent-style-name="Project_20_Body">
      <style:paragraph-properties fo:margin-left="0cm" fo:margin-right="0cm" fo:text-indent="0cm" style:auto-text-indent="false"/>
      <style:text-properties style:font-name="Inconsolata1" officeooo:rsid="003556c3" officeooo:paragraph-rsid="003556c3"/>
    </style:style>
    <style:style style:name="P30" style:family="paragraph" style:parent-style-name="Project_20_Body">
      <style:paragraph-properties fo:margin-left="0cm" fo:margin-right="0cm" fo:text-indent="0cm" style:auto-text-indent="false"/>
      <style:text-properties style:font-name="Inconsolata1" officeooo:rsid="003556c3" officeooo:paragraph-rsid="0038e762"/>
    </style:style>
    <style:style style:name="P31" style:family="paragraph" style:parent-style-name="Project_20_Body">
      <style:paragraph-properties fo:margin-left="0cm" fo:margin-right="0cm" fo:text-indent="0cm" style:auto-text-indent="false"/>
      <style:text-properties style:font-name="Inconsolata1" officeooo:rsid="00367c7f" officeooo:paragraph-rsid="003556c3"/>
    </style:style>
    <style:style style:name="P32" style:family="paragraph" style:parent-style-name="Table_20_Contents">
      <style:text-properties style:font-name="Times New Roman2" fo:font-size="11pt" style:font-size-asian="11pt" style:font-size-complex="11pt"/>
    </style:style>
    <style:style style:name="P33" style:family="paragraph" style:parent-style-name="Table_20_Contents">
      <style:paragraph-properties fo:text-align="center" style:justify-single-word="false"/>
      <style:text-properties style:font-name="Times New Roman2" fo:font-size="11pt" style:font-size-asian="11pt" style:font-size-complex="11pt"/>
    </style:style>
    <style:style style:name="P34" style:family="paragraph" style:parent-style-name="Table_20_Contents">
      <style:paragraph-properties fo:text-align="end" style:justify-single-word="false"/>
      <style:text-properties style:font-name="Times New Roman2" fo:font-size="11pt" style:font-size-asian="11pt" style:font-size-complex="11pt"/>
    </style:style>
    <style:style style:name="P35" style:family="paragraph" style:parent-style-name="Project_20_Body" style:list-style-name="L1">
      <style:paragraph-properties fo:line-height="150%"/>
    </style:style>
    <style:style style:name="P36" style:family="paragraph" style:parent-style-name="Project_20_Body" style:list-style-name="L2">
      <style:paragraph-properties fo:line-height="150%"/>
    </style:style>
    <style:style style:name="P37" style:family="paragraph" style:parent-style-name="Project_20_Body" style:list-style-name="L3">
      <style:paragraph-properties fo:line-height="150%"/>
    </style:style>
    <style:style style:name="P38" style:family="paragraph" style:parent-style-name="Project_20_Body" style:list-style-name="L4">
      <style:paragraph-properties fo:margin-left="1.251cm" fo:margin-right="0cm" fo:text-indent="-0.635cm" style:auto-text-indent="false"/>
      <style:text-properties style:font-name="Inconsolata1" officeooo:rsid="003556c3" officeooo:paragraph-rsid="003556c3"/>
    </style:style>
    <style:style style:name="P39" style:family="paragraph" style:parent-style-name="Project_20_Body" style:list-style-name="L4">
      <style:paragraph-properties fo:margin-left="1.251cm" fo:margin-right="0cm" fo:text-indent="-0.635cm" style:auto-text-indent="false"/>
      <style:text-properties style:font-name="Inconsolata1" officeooo:rsid="003556c3" officeooo:paragraph-rsid="0038e762"/>
    </style:style>
    <style:style style:name="P40" style:family="paragraph" style:parent-style-name="Project_20_Chapter" style:master-page-name="Standard">
      <style:paragraph-properties style:page-number="32" fo:break-before="auto" fo:break-after="auto"/>
    </style:style>
    <style:style style:name="T1" style:family="text">
      <style:text-properties officeooo:rsid="001d7c4a"/>
    </style:style>
    <style:style style:name="T2" style:family="text">
      <style:text-properties officeooo:rsid="0031e5c9"/>
    </style:style>
    <style:style style:name="T3" style:family="text">
      <style:text-properties fo:font-style="italic" style:font-style-asian="italic" style:font-style-complex="italic"/>
    </style:style>
    <style:style style:name="T4" style:family="text">
      <style:text-properties fo:font-style="italic" officeooo:rsid="00384f88" style:font-style-asian="italic" style:font-style-complex="italic"/>
    </style:style>
    <style:style style:name="T5" style:family="text">
      <style:text-properties officeooo:rsid="00367c7f"/>
    </style:style>
    <style:style style:name="T6" style:family="text">
      <style:text-properties officeooo:rsid="00384f88"/>
    </style:style>
    <style:style style:name="T7" style:family="text">
      <style:text-properties style:text-position="super 58%" fo:font-weight="bold" officeooo:rsid="0038e762" style:font-weight-asian="bold" style:font-weight-complex="bold"/>
    </style:style>
    <style:style style:name="T8" style:family="text">
      <style:text-properties style:text-position="super 58%" officeooo:rsid="00465a9f"/>
    </style:style>
    <style:style style:name="T9" style:family="text">
      <style:text-properties style:text-position="super 58%" officeooo:rsid="004808d9"/>
    </style:style>
    <style:style style:name="T10" style:family="text">
      <style:text-properties style:text-position="super 58%" officeooo:rsid="0048ad3e"/>
    </style:style>
    <style:style style:name="T11" style:family="text">
      <style:text-properties style:text-position="super 58%" officeooo:rsid="00493ebf"/>
    </style:style>
    <style:style style:name="T12" style:family="text">
      <style:text-properties style:text-position="0% 100%" officeooo:rsid="0038e762"/>
    </style:style>
    <style:style style:name="T13" style:family="text">
      <style:text-properties style:text-position="sub 58%" fo:font-size="16pt" style:font-size-asian="16pt" style:font-size-complex="16pt"/>
    </style:style>
    <style:style style:name="T14" style:family="text">
      <style:text-properties style:text-position="sub 58%" fo:font-size="16pt" fo:font-weight="bold" style:font-size-asian="16pt" style:font-weight-asian="bold" style:font-size-complex="16pt" style:font-weight-complex="bold"/>
    </style:style>
    <style:style style:name="T15" style:family="text">
      <style:text-properties style:text-position="sub 58%" fo:font-weight="bold" style:font-weight-asian="bold" style:font-weight-complex="bold"/>
    </style:style>
    <style:style style:name="T16" style:family="text">
      <style:text-properties style:text-position="sub 58%" fo:font-weight="bold" officeooo:rsid="0038e762" style:font-weight-asian="bold" style:font-weight-complex="bold"/>
    </style:style>
    <style:style style:name="T17" style:family="text">
      <style:text-properties fo:font-style="normal" style:font-style-asian="normal" style:font-style-complex="normal"/>
    </style:style>
    <style:style style:name="T18" style:family="text">
      <style:text-properties officeooo:rsid="0038e762"/>
    </style:style>
    <style:style style:name="T19" style:family="text">
      <style:text-properties officeooo:rsid="003ac833"/>
    </style:style>
    <style:style style:name="T20" style:family="text">
      <style:text-properties fo:font-weight="bold" style:font-weight-asian="bold" style:font-weight-complex="bold"/>
    </style:style>
    <style:style style:name="T21" style:family="text">
      <style:text-properties fo:font-weight="bold" officeooo:rsid="0038e762" style:font-weight-asian="bold" style:font-weight-complex="bold"/>
    </style:style>
    <style:style style:name="T22" style:family="text">
      <style:text-properties officeooo:rsid="004269a1"/>
    </style:style>
    <style:style style:name="T23" style:family="text">
      <style:text-properties officeooo:rsid="0043d6b7"/>
    </style:style>
    <style:style style:name="T24" style:family="text">
      <style:text-properties officeooo:rsid="0045dfa1"/>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draw:shadow-opacity="100%">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17cm" fo:text-indent="-0.635cm" fo:margin-left="0.5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2cm" fo:text-indent="-0.635cm" fo:margin-left="1.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87cm" fo:text-indent="-0.635cm" fo:margin-left="1.7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422cm" fo:text-indent="-0.635cm" fo:margin-left="2.4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057cm" fo:text-indent="-0.635cm" fo:margin-left="3.05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92cm" fo:text-indent="-0.635cm" fo:margin-left="3.6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327cm" fo:text-indent="-0.635cm" fo:margin-left="4.3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2cm" fo:text-indent="-0.635cm" fo:margin-left="4.9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597cm" fo:text-indent="-0.635cm" fo:margin-left="5.5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232cm" fo:text-indent="-0.635cm" fo:margin-left="6.23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0"><draw:frame draw:style-name="fr1" draw:name="Frame1" text:anchor-type="paragraph" svg:x="13.268cm" svg:y="-1.164cm" svg:width="2.932cm" draw:z-index="0"><draw:text-box fo:min-height="0.637cm"><text:p text:style-name="Frame_20_contents"/></draw:text-box></draw:frame>Chapter 5</text:p>
      <text:p text:style-name="Project_20_Title">IMPLEMENTATION</text:p>
      <text:p text:style-name="P7">5.1 Language used for implementation</text:p>
      <text:p text:style-name="P11"><text:tab/><text:tab/>The core system of the project has been written in Python, whereas the front end contains a mix of Python, HTML and <text:s/>CSS.</text:p>
      <text:p text:style-name="P2">5.1.1 Python</text:p>
      <text:p text:style-name="P8"><text:tab/>Python<text:span text:style-name="T11">[22]</text:span> is a widely used general-purpose, high-level programming language. Its design philosophy emphasizes code readability, and its syntax allows programmers to express concepts in fewer lines of code than would be possible in languages such as C. The language provides constructs intended to enable clear programs on both a small and large scale.</text:p>
      <text:p text:style-name="P8"><text:tab/>Python supports object-oriented, imperative and functional programming. It features a dynamic type system and automatic memory management and has a large and comprehensive standard library. Like other dynamic languages, Python is often used as a scripting language, but is also used in a wide range of non-scripting contexts. Using third-party tools, such as Py2exe or Pyinstaller, Python code can be packaged into standalone executable programs. Python interpreters are available for many operating systems.</text:p>
      <text:p text:style-name="P8"><text:tab/>Python is a multi-paradigm programming language: object-oriented programming and structured programming are fully supported, and there are a number of language features which support functional programming and aspect-oriented programming (including by meta-programming and by magic methods). Many other paradigms are supported using extensions, including design by contract and logic programming.</text:p>
      <text:p text:style-name="P8"><text:tab/>Python uses dynamic typing and a combination of reference counting and a cycle-detecting garbage collector for memory management. An important feature of Python is dynamic name resolution (late binding), which binds method and variable names during program execution. The core philosophy of the language is summarized by the document "PEP 20 (The Zen of Python)", which includes aphorisms such as:</text:p>
      <text:list xml:id="list6235622016634414835" text:style-name="L1">
        <text:list-item>
          <text:p text:style-name="P35">Beautiful is better than ugly </text:p>
        </text:list-item>
        <text:list-item>
          <text:p text:style-name="P35">Explicit is better than implicit </text:p>
        </text:list-item>
        <text:list-item>
          <text:p text:style-name="P35"><text:soft-page-break/>Simple is better than complex </text:p>
        </text:list-item>
        <text:list-item>
          <text:p text:style-name="P35">Complex is better than complicated </text:p>
        </text:list-item>
        <text:list-item>
          <text:p text:style-name="P35">Readability counts</text:p>
        </text:list-item>
      </text:list>
      <text:p text:style-name="P8"><text:tab/>Libraries like NumPy, SciPy and Matplotlib allow Python to be used effectively in scientific computing, with specialized libraries such as BioPython and Astropy providing domain-specific functionality.</text:p>
      <text:p text:style-name="P6">5.2 Libraries used for implementation</text:p>
      <text:p text:style-name="P8"><text:tab/>The project uses the following libraries, which extend the functionality of Python's standard library.</text:p>
      <text:p text:style-name="P3">5.2.1 NumPy</text:p>
      <text:p text:style-name="P8"><text:tab/>Arrays in Python do not have the same definition as that of in traditional programming languages like C. In C arrays are used to store data having the same data type. Python arrays also called lists are similar to C arrays except that they can be used to store mixed type of data. NumPy is an extension to the Python programming language, adding support for large, multi-dimensional arrays and matrices, along with a large library of high-level mathematical functions to operate on these arrays.</text:p>
      <text:p text:style-name="P8"><text:tab/>NumPy<text:span text:style-name="T10">[23]</text:span> targets the CPython reference implementation of Python, which is a non-optimizing bytecode compiler/interpreter. Mathematical algorithms written for this version of Python often run much slower than compiled equivalents. NumPy seeks to address this problem by providing multidimensional arrays and functions and operators that operate efficiently on arrays. Thus any algorithm that can be expressed primarily as operations on arrays and matrices can run almost as quickly as the equivalent C code.</text:p>
      <text:p text:style-name="P8"><text:tab/>Using NumPy in Python gives functionality comparable to MATLAB since they are both interpreted, and they both allow the user to write fast programs as long as most operations work on arrays or matrices instead of scalars. In comparison, MATLAB boasts a large number of additional toolboxes, notably Simulink whereas NumPy is intrinsically integrated with Python, a more modern, complete, and open source programming language. </text:p>
      <text:p text:style-name="P8"/>
      <text:p text:style-name="P8"/>
      <text:p text:style-name="P3"><text:soft-page-break/>5.2.2 Flask</text:p>
      <text:p text:style-name="P8"><text:tab/>Flask<text:span text:style-name="T9">[24]</text:span> is a lightweight web application framework written in Python and based on the Werkzeug WSGI toolkit and Jinja2 template engine. It is BSD licensed. Flask takes the flexible Python programming language and provides a simple template for web development. Once imported into Python, Flask can be used to save time building web application.</text:p>
      <text:p text:style-name="P8"><text:tab/>Flask is called a micro-framework because it keeps the core simple but extensible. There is no database abstraction layer, form validation, or any other components where third-party libraries already exist to provide common functionality. However, Flask supports extensions, which can add such functionality into an application. </text:p>
      <text:p text:style-name="P8"><text:tab/>Flask has the following features:</text:p>
      <text:list xml:id="list3187062144495655079" text:style-name="L2">
        <text:list-item>
          <text:p text:style-name="P36">Contains development server and debugger </text:p>
        </text:list-item>
        <text:list-item>
          <text:p text:style-name="P36">Integrated support for unit testing </text:p>
        </text:list-item>
        <text:list-item>
          <text:p text:style-name="P36">RESTful request dispatching </text:p>
        </text:list-item>
        <text:list-item>
          <text:p text:style-name="P36">Uses Jinja2 for templating </text:p>
        </text:list-item>
        <text:list-item>
          <text:p text:style-name="P36">Support for secure cookies (client side sessions) </text:p>
        </text:list-item>
        <text:list-item>
          <text:p text:style-name="P36">100% WSGI 1.0 compliant </text:p>
        </text:list-item>
        <text:list-item>
          <text:p text:style-name="P36">Unicode-based </text:p>
        </text:list-item>
        <text:list-item>
          <text:p text:style-name="P36">Extensive documentation </text:p>
        </text:list-item>
        <text:list-item>
          <text:p text:style-name="P36">Extensions available to enhance features desired</text:p>
        </text:list-item>
      </text:list>
      <text:p text:style-name="P8"><text:tab/>In the project Flask's server is used to host the front-end. It listens to HTTP requests and responds to them. Based on the request it calls the various modules of the Naive Bayes Classifier and displays the results as a web page via the HTTP response.</text:p>
      <text:p text:style-name="P3">5.2.3 Matplotlib</text:p>
      <text:p text:style-name="P8"><text:tab/>Matplotlib<text:span text:style-name="T8">[25]</text:span> is a plotting library for the Python programming language and its NumPy numerical mathematics extension. It provides an object-oriented API for embedding plots into applications. The pylab interface makes matplotlib easy to learn for experienced MATLAB users, making it a viable alternative to MATLAB as a teaching tool for numerical mathematics and signal processing.</text:p>
      <text:p text:style-name="P8"><text:tab/>Some of the advantages of the combination of Python, NumPy and matplotlib over <text:soft-page-break/>MATLAB include:</text:p>
      <text:list xml:id="list3671930557987958317" text:style-name="L3">
        <text:list-item>
          <text:p text:style-name="P37">Based on Python, a full-featured modern object-oriented programming language suitable for large-scale software development </text:p>
        </text:list-item>
        <text:list-item>
          <text:p text:style-name="P37">Free and <text:s/>open source</text:p>
        </text:list-item>
        <text:list-item>
          <text:p text:style-name="P37">Native SVG support</text:p>
        </text:list-item>
      </text:list>
      <text:p text:style-name="Project_20_Heading">5.3 <text:span text:style-name="T5">Pseudo </text:span>code</text:p>
      <text:p text:style-name="Project_20_Body"><text:tab/><text:span text:style-name="T1">The source code for various algorithms are mentioned in this section.</text:span></text:p>
      <text:p text:style-name="Project_20_Subheading">5.3.1 Determine optimal bands procedure</text:p>
      <text:p text:style-name="Project_20_Body"><text:tab/>This module groups the events into bands. The band formation is based on the Jump clustering algorithm.</text:p>
      <text:p text:style-name="P9">Function <text:span text:style-name="T3">determineOptimalBands(S.W[],K)</text:span></text:p>
      <text:p text:style-name="P10"><text:span text:style-name="T20">Input:</text:span> Array A = {a<text:span text:style-name="T15">0</text:span>..a<text:span text:style-name="T15">N</text:span> }, window size for stream N ,number of <text:tab/> <text:s/>bands K</text:p>
      <text:p text:style-name="P10"><text:span text:style-name="T20">Output:</text:span> 2-dimensional array band, containing indices of per <text:tab/> <text:s text:c="2"/>group elements in A</text:p>
      <text:list xml:id="list3374741268466873380" text:style-name="L4">
        <text:list-item>
          <text:p text:style-name="P38">J[N] ← {0} //store jumps between consecutive values of A </text:p>
        </text:list-item>
        <text:list-item>
          <text:p text:style-name="P38">Js [K − 1] ← {0} // stores the top (K − 1) jumps</text:p>
        </text:list-item>
        <text:list-item>
          <text:p text:style-name="P38">upper,lower,nelements ← 0</text:p>
        </text:list-item>
        <text:list-item>
          <text:p text:style-name="P38">I[K − 1] ← 0, I<text:span text:style-name="T15">s</text:span>[K − 1] ← <text:span text:style-name="T24">0</text:span></text:p>
          <text:p text:style-name="P38">// stores indices in A of top ((K − 1)) jumps. </text:p>
        </text:list-item>
        <text:list-item>
          <text:p text:style-name="P38">Sort A in descending order and copy into array As</text:p>
          <text:p text:style-name="P38">// Determining jumps between consecutive values of As </text:p>
        </text:list-item>
        <text:list-item>
          <text:p text:style-name="P38">for i = 0 to N do </text:p>
        </text:list-item>
        <text:list-item>
          <text:p text:style-name="P38"><text:s text:c="2"/>J[i] ← A<text:span text:style-name="T15">s</text:span>[i] − A<text:span text:style-name="T15">s</text:span>[i + 1]</text:p>
        </text:list-item>
        <text:list-item>
          <text:p text:style-name="P39">end</text:p>
        </text:list-item>
        <text:list-item>
          <text:p text:style-name="P39">Determine the top K − 1 jumps from array J</text:p>
        </text:list-item>
      </text:list>
      <text:p text:style-name="P29"><text:span text:style-name="T18"><text:s text:c="2"/>10. </text:span>Store them in J<text:span text:style-name="T15">s</text:span>[0], J<text:span text:style-name="T15">s</text:span>[1] . . . J<text:span text:style-name="T15">s</text:span>[K − 2]</text:p>
      <text:p text:style-name="P30"><text:span text:style-name="T5"><text:s text:c="2"/>11. </text:span>Store indices of J<text:span text:style-name="T15">s</text:span>[0] <text:span text:style-name="T5">to</text:span> J<text:span text:style-name="T15">s</text:span>[K − 2] in J into</text:p>
      <text:p text:style-name="P30"><text:s text:c="6"/>array I</text:p>
      <text:p text:style-name="P29"><text:span text:style-name="T5"><text:s text:c="2"/>12. </text:span>Sort array I in ascending order and store in Is </text:p>
      <text:p text:style-name="P29"><text:span text:style-name="T5"><text:s text:c="2"/>13. </text:span>for i = 0 to K − 1 do </text:p>
      <text:p text:style-name="P29"><text:soft-page-break/><text:span text:style-name="T5"><text:s text:c="2"/>14.</text:span><text:tab/>upper ← I<text:span text:style-name="T15">s</text:span>[i]</text:p>
      <text:p text:style-name="P29"><text:span text:style-name="T5"><text:s text:c="2"/>15.</text:span><text:tab/>nelements ← upper - lower + 1</text:p>
      <text:p text:style-name="P29"><text:span text:style-name="T5"><text:s text:c="2"/>16.</text:span><text:tab/>k ← 0</text:p>
      <text:p text:style-name="P29"><text:span text:style-name="T5"><text:s text:c="2"/>17.</text:span><text:tab/>band[i][k++] ← nelements</text:p>
      <text:p text:style-name="P29"><text:span text:style-name="T5"><text:s text:c="2"/>18.</text:span><text:tab/>for j = lower to (lower+nelements) do </text:p>
      <text:p text:style-name="P29"><text:span text:style-name="T5"><text:s text:c="2"/>19.</text:span><text:tab/><text:tab/>band[i][k++] ← index of A<text:span text:style-name="T15">s</text:span>[j] in A</text:p>
      <text:p text:style-name="P29"><text:span text:style-name="T5"><text:s text:c="2"/>20.</text:span><text:tab/>end </text:p>
      <text:p text:style-name="P29"><text:span text:style-name="T5"><text:s text:c="2"/>21.</text:span><text:tab/>lower ← upper + 1</text:p>
      <text:p text:style-name="P29"><text:span text:style-name="T5"><text:s text:c="2"/>22. </text:span>end </text:p>
      <text:p text:style-name="P29"><text:span text:style-name="T5"><text:s text:c="2"/>23. </text:span>band[i][K++] ← remaining elements of A</text:p>
      <text:p text:style-name="P31"><text:s text:c="2"/>24. return band </text:p>
      <text:p text:style-name="Project_20_Subheading">5.3.2 <text:s/>Update probabilities procedure</text:p>
      <text:p text:style-name="Project_20_Body"><text:s text:c="8"/>This module computes and updates the probability based on the events.</text:p>
      <text:p text:style-name="P25">Function <text:span text:style-name="T3">updateProbabilities(S,K,band,L)</text:span></text:p>
      <text:p text:style-name="P18"><text:span text:style-name="T20">Input:</text:span> TCP Stream structure S, 2-D array band containing band <text:tab/> <text:s/>indices of groups of A, number of bands K, Index of <text:tab/> <text:s/>observable type L (for writing into appropriate index <text:tab/> <text:s/>at S.W) </text:p>
      <text:p text:style-name="P18"><text:span text:style-name="T20">Output:</text:span> Probabilities of all events updated into corresponding <text:tab/> <text:s text:c="2"/>W index in S</text:p>
      <text:p text:style-name="P27">1. avgwcount ← 0; </text:p>
      <text:p text:style-name="P27">/* Increment total window to accommodate smoothing */ </text:p>
      <text:p text:style-name="P27">2. S.total windows in learning+= K; </text:p>
      <text:p text:style-name="P27">3. for j = 0 to K do </text:p>
      <text:p text:style-name="P27">4 . <text:tab/>nelband ← band[j][0]; </text:p>
      <text:p text:style-name="P27">5. <text:tab/>for k = 1 to (1+ nelband) do </text:p>
      <text:p text:style-name="P27">6 . <text:tab/><text:tab/>avgwcount ← avgwcount + S.W[L][band[j][k]]; </text:p>
      <text:p text:style-name="P27">7 . <text:tab/>end </text:p>
      <text:p text:style-name="P27"><text:tab/>/* Smooth the event group and compute mean */</text:p>
      <text:p text:style-name="P27">8. <text:tab/>avgwcount++; </text:p>
      <text:p text:style-name="P27">9. <text:tab/>avgwcount ← avgwcount / nelband </text:p>
      <text:p text:style-name="P27"><text:tab/>/* Write the mean value into the corresponding W <text:tab/>indices of the observable type. */ </text:p>
      <text:p text:style-name="P27"><text:soft-page-break/>10.<text:tab/> for k = 1 to (1+ nelband) do </text:p>
      <text:p text:style-name="P27">11. <text:tab/><text:tab/>S.W[L][band[j][k]] ← avgwcount; </text:p>
      <text:p text:style-name="P27">12. <text:tab/> end </text:p>
      <text:p text:style-name="P27"><text:tab/>/* Compute probabilities */ </text:p>
      <text:p text:style-name="P27">13. <text:tab/>for k = 1 to (1+ nelband) do </text:p>
      <text:p text:style-name="P27">14. <text:tab/><text:tab/>S.W[L][band[j][k]] ← S.W [L][band[j][k]] / <text:tab/><text:tab/><text:tab/><text:span text:style-name="T23">(</text:span>S.total windows in learning <text:span text:style-name="T23">)</text:span></text:p>
      <text:p text:style-name="P27">15. <text:tab/>end </text:p>
      <text:p text:style-name="P27">16. <text:tab/>avgwcount ← 0</text:p>
      <text:p text:style-name="P27">17. end </text:p>
      <text:p text:style-name="P27">18. return S</text:p>
      <text:p text:style-name="Project_20_Subheading">5.<text:span text:style-name="T2">3</text:span>.3 <text:s/>Train procedure</text:p>
      <text:p text:style-name="Project_20_Body"><text:s text:c="5"/>This module trains the NBC.</text:p>
      <text:p text:style-name="P22">Function <text:span text:style-name="T3">Train(S,TF, N, K)</text:span></text:p>
      <text:p text:style-name="P17"><text:span text:style-name="T20">Input:</text:span> Stream S, Traffic Statistics TF, Window size for stream <text:s/><text:tab/> <text:s/>S.N, number of bands S.K</text:p>
      <text:p text:style-name="P17"><text:span text:style-name="T20">Output:</text:span> Updated Stream Data Structure S with learnt <text:s/><text:tab/> <text:s/><text:tab/> <text:s/><text:tab/> <text:s text:c="2"/>probabilities.</text:p>
      <text:p text:style-name="P28">1. for Every window in TF do </text:p>
      <text:p text:style-name="P28">2.<text:tab/>Populate S.C<text:span text:style-name="T14">i</text:span>s for each of the 6 T<text:span text:style-name="T15">i</text:span> s</text:p>
      <text:p text:style-name="P28">3 .<text:tab/>for i = 1 to 6 do </text:p>
      <text:p text:style-name="P28"><text:tab/>/* Update corresponding event occurrence. */ </text:p>
      <text:p text:style-name="P28">4 .<text:tab/><text:tab/>Increment S.W[i][S.C<text:span text:style-name="T14">i</text:span>]</text:p>
      <text:p text:style-name="P28">5. <text:tab/>end </text:p>
      <text:p text:style-name="P28">6 .<text:tab/>Increment S.total windows in learning</text:p>
      <text:p text:style-name="P28">7 .<text:tab/>Reset S.C<text:span text:style-name="T14">i</text:span>s</text:p>
      <text:p text:style-name="P28">8. end </text:p>
      <text:p text:style-name="P28">/* Determine Optimal bands for each row of W, compute </text:p>
      <text:p text:style-name="P28">probabilities */ </text:p>
      <text:p text:style-name="P28">9. for i = 1 to 6 do </text:p>
      <text:p text:style-name="P28">10.<text:tab/>band ← determineOptimalBands (S.W[i],S.N,S.K)</text:p>
      <text:p text:style-name="P28"><text:soft-page-break/><text:tab/>// Determine band ranges for row i </text:p>
      <text:p text:style-name="P28">11. <text:tab/>S ← updateProbabilities(S,S.K,band,i)</text:p>
      <text:p text:style-name="P28"><text:tab/>// Determine probabilities for row i </text:p>
      <text:p text:style-name="P28">12. end </text:p>
      <text:p text:style-name="P28">13. return S</text:p>
      <text:p text:style-name="Project_20_Subheading">5.<text:span text:style-name="T2">3</text:span>.4 <text:s/>Train phase procedure</text:p>
      <text:p text:style-name="Project_20_Body"><text:tab/>This module initiates training. It calls the training module that trains the NBC against the training dataset. It also calls the module that determines the threshold probability.</text:p>
      <text:p text:style-name="P22">Function <text:span text:style-name="T3">Trainphase</text:span></text:p>
      <text:p text:style-name="P16"><text:span text:style-name="T20">Input:</text:span> Partially update stream structure S, Traffic statistics <text:tab/> <text:s/>TF, window size S.N , number of bands S.K, error <text:s/><text:tab/> <text:s text:c="2"/><text:tab/> <text:s/>proportion S.t</text:p>
      <text:p text:style-name="P16"><text:span text:style-name="T20">Output:</text:span> Updated Stream Data Structure S with learnt <text:tab/> <text:tab/> <text:s/><text:tab/> <text:s text:c="2"/>probabilities and threshold probability for stream</text:p>
      <text:p text:style-name="P26">1. S ← Train(S,TF,S.N,S.K) </text:p>
      <text:p text:style-name="P26"><text:s text:c="2"/>/* Determine Threshold probability for the stream */ </text:p>
      <text:p text:style-name="P26">2. S.thresholdprobability ← <text:tab/>determineThresholdProbability(S.N,TF,S.t)</text:p>
      <text:p text:style-name="P26">3. return S </text:p>
      <text:p text:style-name="P4">5.<text:span text:style-name="T2">3</text:span>.5 <text:s/>Determine probability procedure</text:p>
      <text:p text:style-name="Project_20_Body"><text:tab/>Probability computation involves computing statistics of a window and determining the probability with which the window would have occurred in the training phase.</text:p>
      <text:p text:style-name="P19"><text:span text:style-name="T17">Function</text:span> determineProbability(W,S)</text:p>
      <text:p text:style-name="P15"><text:span text:style-name="T20">Input:</text:span> Stream with NB probabilities S, packet window <text:tab/> <text:tab/> <text:s/><text:tab/> <text:s/>statistics W </text:p>
      <text:p text:style-name="P15"><text:span text:style-name="T20">Output:</text:span> Probability P of window W</text:p>
      <text:p text:style-name="P12"><text:tab/>1. Initialise P to 1 </text:p>
      <text:p text:style-name="P12"><text:tab/>2. Determine counts of packets with flags of all 6 groups <text:tab/>T<text:span text:style-name="T15">1</text:span> to T<text:span text:style-name="T15">6</text:span> and update counts C<text:span text:style-name="T14">1</text:span><text:span text:style-name="T13"> </text:span>to C<text:span text:style-name="T14">6</text:span><text:span text:style-name="T15"> </text:span></text:p>
      <text:p text:style-name="P12"><text:tab/>3. for i = 1 to 6 do </text:p>
      <text:p text:style-name="P12"><text:tab/>4 . <text:tab/>P = P * S.W[i][C<text:span text:style-name="T14">i</text:span>]</text:p>
      <text:p text:style-name="P12"><text:soft-page-break/><text:tab/>5. end </text:p>
      <text:p text:style-name="P12"><text:tab/>6. return P </text:p>
      <text:p text:style-name="P12"/>
      <text:p text:style-name="Project_20_Subheading">5.<text:span text:style-name="T2">3</text:span>.6 <text:s/>Determine threshold probability procedure</text:p>
      <text:p text:style-name="Project_20_Body"><text:s/><text:tab/>This module computes the threshold probability which will be used to classify if a particular window is either an attack window or not.</text:p>
      <text:p text:style-name="P23"><text:span text:style-name="T6">Function </text:span><text:span text:style-name="T4">determineThresholdProbability(S, N, TF, t)</text:span><text:span text:style-name="T3"> </text:span></text:p>
      <text:p text:style-name="P14"><text:span text:style-name="T20">Input:</text:span> Stream S, Window size for stream N, Traffic statistics <text:tab/> <text:s/>TF, Error proportion t percent </text:p>
      <text:p text:style-name="P14"><text:span text:style-name="T20">Output:</text:span> Threshold probability P<text:span text:style-name="T15">t</text:span> for S</text:p>
      <text:p text:style-name="P20"><text:tab/><text:span text:style-name="T18">1. Seed Rng () </text:span></text:p>
      <text:p text:style-name="P21"><text:tab/>2. parray[] ← 0</text:p>
      <text:p text:style-name="P21"><text:tab/>/* Grouping Learning traffic </text:p>
      <text:p text:style-name="P20"><text:span text:style-name="T18"><text:tab/>3. Split traffic TF uniformly at random into 10 groups G</text:span><text:span text:style-name="T16">1</text:span><text:span text:style-name="T18"> <text:tab/> <text:s text:c="2"/>to G</text:span><text:span text:style-name="T16">10</text:span></text:p>
      <text:p text:style-name="P21"><text:tab/>4. for i = 1 to 10 do </text:p>
      <text:p text:style-name="P20"><text:span text:style-name="T18"><text:tab/>5.<text:tab/>G ← TF − G</text:span><text:span text:style-name="T16">i</text:span><text:span text:style-name="T18"> </text:span></text:p>
      <text:p text:style-name="P20"><text:span text:style-name="T18"><text:tab/>6.<text:tab/>B ← G</text:span><text:span text:style-name="T16">i</text:span><text:span text:style-name="T18"> </text:span></text:p>
      <text:p text:style-name="P20"><text:tab/><text:span text:style-name="T18">/* Learn from 9/10</text:span><text:span text:style-name="T7">th</text:span><text:span text:style-name="T12"> of traffic</text:span></text:p>
      <text:p text:style-name="P21"><text:tab/>7 .<text:tab/>Stemp ← TCPTrain (SF,G) </text:p>
      <text:p text:style-name="P20"><text:span text:style-name="T18"><text:tab/>/* Compute probability of remaining 1/10</text:span><text:span text:style-name="T7">th</text:span><text:span text:style-name="T21"> </text:span><text:span text:style-name="T18">of traffic</text:span></text:p>
      <text:p text:style-name="P21"><text:tab/>8. <text:s/>for every window W in B do </text:p>
      <text:p text:style-name="P20"><text:span text:style-name="T18"><text:tab/>9. <text:tab/>P ← determineProbability (W ,S</text:span><text:span text:style-name="T16">temp</text:span><text:span text:style-name="T18">)</text:span></text:p>
      <text:p text:style-name="P21"><text:s text:c="4"/>10. <text:s text:c="2"/>add P to parray; </text:p>
      <text:p text:style-name="P21"><text:s text:c="4"/>11. <text:s/>end </text:p>
      <text:p text:style-name="P21"><text:s text:c="4"/>12. end </text:p>
      <text:p text:style-name="P20"><text:span text:style-name="T18"><text:tab/> <text:s text:c="2"/>//Sieving lower probabilities</text:span> <text:s/></text:p>
      <text:p text:style-name="P20"><text:span text:style-name="T18"><text:s text:c="4"/>13. result ← (t/100 * len(parray) + 1)</text:span><text:span text:style-name="T7">th</text:span><text:span text:style-name="T18"> smallest element <text:tab/> <text:s text:c="3"/>of parray</text:span></text:p>
      <text:p text:style-name="P21"><text:s text:c="4"/>14. return result</text:p>
      <text:p text:style-name="P5">5.<text:span text:style-name="T2">3</text:span>.7 <text:s/>Deploy procedure</text:p>
      <text:p text:style-name="Project_20_Body"><text:tab/>This module tests the input traffic and computes if a window <text:span text:style-name="T19">is clean or not</text:span>.</text:p>
      <text:p text:style-name="P24"><text:soft-page-break/>Function <text:span text:style-name="T3">Deploy(S,IT,AWC)</text:span></text:p>
      <text:p text:style-name="P13"><text:span text:style-name="T20">Input: </text:span>Str<text:span text:style-name="T22">e</text:span>am S, Input Traffic IT, Abnormal Window Count (AWC)</text:p>
      <text:p text:style-name="P21"><text:tab/>1. A ← 0; </text:p>
      <text:p text:style-name="P21"><text:tab/>2. for every packet window W in T do </text:p>
      <text:p text:style-name="P21"><text:tab/>3.<text:tab/> P ← determineProbability (W ,S) ; </text:p>
      <text:p text:style-name="P21"><text:tab/>4. <text:tab/>if P &lt; Threshold probability of S then </text:p>
      <text:p text:style-name="P21"><text:tab/>5. <text:tab/><text:tab/>increment A </text:p>
      <text:p text:style-name="P21"><text:tab/>6. <text:tab/> else </text:p>
      <text:p text:style-name="P21"><text:tab/>7. <text:tab/><text:tab/>decrement A</text:p>
      <text:p text:style-name="P21"><text:tab/>8. <text:tab/> end </text:p>
      <text:p text:style-name="P21"><text:tab/>9. <text:tab/> if A ≥ AWC then </text:p>
      <text:p text:style-name="P21"><text:s text:c="4"/>10 . <text:tab/><text:tab/>return attack</text:p>
      <text:p text:style-name="P21"><text:s text:c="4"/>11. <text:tab/> end </text:p>
      <text:p text:style-name="P21"><text:s text:c="4"/>12. end</text:p>
      <text:p text:style-name="Project_20_Sub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consolata1" svg:font-family="Inconsolata" style:font-pitch="fixed"/>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Frame_20_contents" style:display-name="Frame contents" style:family="paragraph" style:parent-style-name="Text_20_body" style:class="extra"/>
    <style:style style:name="Project_20_Code" style:display-name="Project Code" style:family="paragraph" style:parent-style-name="Project_20_Subheading">
      <style:text-properties style:font-name="Inconsolata" fo:font-family="Inconsolata" style:font-style-name="Regular" style:font-pitch="fixed" fo:font-size="12pt" fo:font-weight="normal"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7cm" style:rel-column-width="3179*"/>
    </style:style>
    <style:style style:name="Table2.B" style:family="table-column">
      <style:table-column-properties style:column-width="8.599cm" style:rel-column-width="4875*"/>
    </style:style>
    <style:style style:name="Table2.C" style:family="table-column">
      <style:table-column-properties style:column-width="1.663cm" style:rel-column-width="94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Implementation</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34</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7:59:58.835743160</dc:date>
    <meta:editing-duration>PT3H3M41S</meta:editing-duration>
    <meta:editing-cycles>62</meta:editing-cycles>
    <meta:generator>LibreOffice/4.2.4.2$Linux_X86_64 LibreOffice_project/420m0$Build-2</meta:generator>
    <meta:document-statistic meta:table-count="1" meta:image-count="0" meta:object-count="0" meta:page-count="9" meta:paragraph-count="188" meta:word-count="1887" meta:character-count="11596" meta:non-whitespace-character-count="9558"/>
  </office:meta>
</office:document-meta>
</file>